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36"/>
    <style:style style:name="ce4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12.3031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anim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itre</text:p>
          </table:table-cell>
          <table:table-cell office:value-type="string" table:style-name="ce1">
            <text:p>lien</text:p>
          </table:table-cell>
          <table:table-cell office:value-type="string" table:style-name="ce1">
            <text:p>synopsis</text:p>
          </table:table-cell>
          <table:table-cell office:value-type="string" table:style-name="ce1">
            <text:p>APPRECIATION</text:p>
          </table:table-cell>
          <table:table-cell office:value-type="string" table:style-name="ce1">
            <text:p>NB_VOT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Renaissance</text:p>
          </table:table-cell>
          <table:table-cell office:value-type="string" table:style-name="ce4">
            <text:p>https://www.youtube.com/embed/Vmz0Pwi93b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frontation</text:p>
          </table:table-cell>
          <table:table-cell office:value-type="string" table:style-name="ce1">
            <text:p>https://www.youtube.com/embed/aupWyXhdbi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cte</text:p>
          </table:table-cell>
          <table:table-cell office:value-type="string" table:style-name="ce2">
            <text:p>https://www.youtube.com/embed/OLT_cdY-X4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ursuite</text:p>
          </table:table-cell>
          <table:table-cell office:value-type="string" table:style-name="ce1">
            <text:p>https://www.youtube.com/embed/YEFaUWGzYP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actique</text:p>
          </table:table-cell>
          <table:table-cell office:value-type="string" table:style-name="ce1">
            <text:p>https://www.youtube.com/embed/WMHtuavt3y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Déchirure</text:p>
          </table:table-cell>
          <table:table-cell office:value-type="string" table:style-name="ce1">
            <text:p>https://www.youtube.com/embed/FFbQT2JzFa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emps couvert</text:p>
          </table:table-cell>
          <table:table-cell office:value-type="string" table:style-name="ce1">
            <text:p>https://www.youtube.com/embed/R6aRrNqGB_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Regard</text:p>
          </table:table-cell>
          <table:table-cell office:value-type="string" table:style-name="ce1">
            <text:p>https://www.youtube.com/embed/VrmAM9QFvn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ontact</text:p>
          </table:table-cell>
          <table:table-cell office:value-type="string" table:style-name="ce1">
            <text:p>https://openload.co/embed/Y1dZTd6hcf8/Gto_Death_Note_09_Vostfr-1.mp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oute</text:p>
          </table:table-cell>
          <table:table-cell office:value-type="string" table:style-name="ce2">
            <text:p>https://www.youtube.com/embed/Rhqs--QfIp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ssaut</text:p>
          </table:table-cell>
          <table:table-cell office:value-type="string" table:style-name="ce1">
            <text:p>https://openload.co/embed/v2nCA7oNhy8/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mour</text:p>
          </table:table-cell>
          <table:table-cell office:value-type="string" table:style-name="ce1">
            <text:p>http://rutube.ru/play/embed/700251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onfession</text:p>
          </table:table-cell>
          <table:table-cell office:value-type="string" table:style-name="ce1">
            <text:p>https://openload.co/embed/Hiqx7e1c8nc/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mi</text:p>
          </table:table-cell>
          <table:table-cell office:value-type="string" table:style-name="ce1">
            <text:p>https://openload.co/embed/8hO_uf7zrAU/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ri</text:p>
          </table:table-cell>
          <table:table-cell office:value-type="string" table:style-name="ce1">
            <text:p>https://openload.co/embed/fmq511VJHAI/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écision</text:p>
          </table:table-cell>
          <table:table-cell office:value-type="string" table:style-name="ce1">
            <text:p>https://openload.co/embed/oWGAS3Pmf3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xécution</text:p>
          </table:table-cell>
          <table:table-cell office:value-type="string" table:style-name="ce1">
            <text:p>https://openload.co/embed/ei0dfzg-E_0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llié</text:p>
          </table:table-cell>
          <table:table-cell office:value-type="string" table:style-name="ce2">
            <text:p>https://openload.co/embed/VNgiwtqaxh4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tsuda</text:p>
          </table:table-cell>
          <table:table-cell office:value-type="string" table:style-name="ce1">
            <text:p>https://openload.co/embed/dxQ0-5GTSCE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xpédient</text:p>
          </table:table-cell>
          <table:table-cell office:value-type="string" table:style-name="ce1">
            <text:p>https://openload.co/embed/04HvYOfC8m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erformance</text:p>
          </table:table-cell>
          <table:table-cell office:value-type="string" table:style-name="ce1">
            <text:p>https://openload.co/embed/FwkTorVlJf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nduite</text:p>
          </table:table-cell>
          <table:table-cell office:value-type="string" table:style-name="ce1">
            <text:p>https://openload.co/embed/TKpqkPaioaY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rénésie</text:p>
          </table:table-cell>
          <table:table-cell office:value-type="string" table:style-name="ce1">
            <text:p>https://openload.co/embed/tDawHlBBbwY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Résurrection</text:p>
          </table:table-cell>
          <table:table-cell office:value-type="string" table:style-name="ce1">
            <text:p>https://openload.co/embed/fCBmYtcmyd0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ilence</text:p>
          </table:table-cell>
          <table:table-cell office:value-type="string" table:style-name="ce1">
            <text:p>https://openload.co/embed/05ahkrWfLBc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Reprise</text:p>
          </table:table-cell>
          <table:table-cell office:value-type="string" table:style-name="ce1">
            <text:p>https://openload.co/embed/TyFp2JXaew0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nlèvement</text:p>
          </table:table-cell>
          <table:table-cell office:value-type="string" table:style-name="ce1">
            <text:p>https://openload.co/embed/vWHxFvAL56o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Impatience</text:p>
          </table:table-cell>
          <table:table-cell office:value-type="string" table:style-name="ce1">
            <text:p>https://openload.co/embed/CvQjUOz3QyU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ère</text:p>
          </table:table-cell>
          <table:table-cell office:value-type="string" table:style-name="ce1">
            <text:p>https://openload.co/embed/8hEs6_ZUnd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Justice</text:p>
          </table:table-cell>
          <table:table-cell office:value-type="string" table:style-name="ce1">
            <text:p>https://openload.co/embed/--GVafWR1Pw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Transfert</text:p>
          </table:table-cell>
          <table:table-cell office:value-type="string" table:style-name="ce2">
            <text:p>https://openload.co/embed/dT2Pq3qXVn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hoix</text:p>
          </table:table-cell>
          <table:table-cell office:value-type="string" table:style-name="ce1">
            <text:p>https://openload.co/embed/AXHImb45hFg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rrogance</text:p>
          </table:table-cell>
          <table:table-cell office:value-type="string" table:style-name="ce1">
            <text:p>https://openload.co/embed/ZVwsoPEQ53w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Vigilance</text:p>
          </table:table-cell>
          <table:table-cell office:value-type="string" table:style-name="ce1">
            <text:p>https://openload.co/embed/5k0mVoUOL8U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Tentative de meurtre</text:p>
          </table:table-cell>
          <table:table-cell office:value-type="string" table:style-name="ce1">
            <text:p>https://openload.co/embed/7bnHb0UyJn4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28_janvier</text:p>
          </table:table-cell>
          <table:table-cell office:value-type="string" table:style-name="ce1">
            <text:p>https://openload.co/embed/-yXOuF7brhE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th_not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Le nouveau monde</text:p>
          </table:table-cell>
          <table:table-cell office:value-type="string" table:style-name="ce1">
            <text:p>https://openload.co/embed/RptsSxnI_ck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s 7 péchés capitaux</text:p>
          </table:table-cell>
          <table:table-cell office:value-type="string" table:style-name="ce1">
            <text:p>http://www.dailymotion.com/embed/video/k32cZUca7ChdIz91uwn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’épée du Chevalier Sacré</text:p>
          </table:table-cell>
          <table:table-cell office:value-type="string" table:style-name="ce1">
            <text:p>http://www.dailymotion.com/embed/video/k579kAfnxSVqTA94sIk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 forêt des rêves blancs</text:p>
          </table:table-cell>
          <table:table-cell office:value-type="string" table:style-name="ce1">
            <text:p>http://www.dailymotion.com/embed/video/k5XyqwwBXh7Wat97LSM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 rêve de petite fille</text:p>
          </table:table-cell>
          <table:table-cell office:value-type="string" table:style-name="ce1">
            <text:p>http://www.dailymotion.com/embed/video/k23qW5St0ldtz59aETw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ême si tu devais mourir</text:p>
          </table:table-cell>
          <table:table-cell office:value-type="string" table:style-name="ce2">
            <text:p>http://www.dailymotion.com/embed/video/k2FDubQ98VmrFg9e5aL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e poème des origines</text:p>
          </table:table-cell>
          <table:table-cell office:value-type="string" table:style-name="ce1">
            <text:p>http://www.dailymotion.com/embed/video/k54HUAmmzz3yCg9jsz9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s retrouvailles émouvantes</text:p>
          </table:table-cell>
          <table:table-cell office:value-type="string" table:style-name="ce2">
            <text:p>http://www.dailymotion.com/embed/video/k1ksGAzPCTa09G9mrFQ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ne chasseresse de feu</text:p>
          </table:table-cell>
          <table:table-cell office:value-type="string" table:style-name="ce1">
            <text:p>http://www.dailymotion.com/embed/video/k3w3UZEaVRFmWh9q7ZJ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Une pulsation obscure</text:p>
          </table:table-cell>
          <table:table-cell office:value-type="string" table:style-name="ce1">
            <text:p>https://openload.co/embed/MuPomNJ-aLI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e tournoi de lutte de Vaizel</text:p>
          </table:table-cell>
          <table:table-cell office:value-type="string" table:style-name="ce1">
            <text:p>http://www.dailymotion.com/embed/video/k6VbMJGJBI62bN9yc7t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Des sentiments refoulés</text:p>
          </table:table-cell>
          <table:table-cell office:value-type="string" table:style-name="ce1">
            <text:p>http://www.dailymotion.com/embed/video/kdzgENQGtZmJZj9CXHR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Un canon à te glacer le sang</text:p>
          </table:table-cell>
          <table:table-cell office:value-type="string" table:style-name="ce1">
            <text:p>http://www.dailymotion.com/embed/video/k7sOt9Mo7AizKb9Fz0n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<text:s/>L'ange de la destruction</text:p>
          </table:table-cell>
          <table:table-cell office:value-type="string" table:style-name="ce1">
            <text:p>http://www.dailymotion.com/embed/video/k4nK6MChmBAt6I9QaCa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Le lecteur</text:p>
          </table:table-cell>
          <table:table-cell office:value-type="string" table:style-name="ce1">
            <text:p>http://www.dailymotion.com/embed/video/k1rMqXgDT0huwd9UKtQ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e Chevalier impie</text:p>
          </table:table-cell>
          <table:table-cell office:value-type="string" table:style-name="ce1">
            <text:p>http://www.dailymotion.com/embed/video/k2QnDRGgoFVQdC9XXH7?logo=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anatsu_no_Taizai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Les légendes dans la tourmente</text:p>
          </table:table-cell>
          <table:table-cell office:value-type="string" table:style-name="ce1">
            <text:p>http://www.dailymotion.com/embed/video/k72eVI2F1FBS2Ga2N1K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<text:s/>Le premier sacrifice</text:p>
          </table:table-cell>
          <table:table-cell office:value-type="string" table:style-name="ce1">
            <text:p>http://www.dailymotion.com/embed/video/k4tEb2ioH0zAI0a5TMl?logo=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anatsu_no_Taizai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Même si cela doit me coûter la vie</text:p>
          </table:table-cell>
          <table:table-cell office:value-type="string" table:style-name="ce2">
            <text:p>http://www.dailymotion.com/embed/video/k61QllDjLRT2NLa9dLr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Le roi des fées attend en vain</text:p>
          </table:table-cell>
          <table:table-cell office:value-type="string" table:style-name="ce1">
            <text:p>http://www.dailymotion.com/embed/video/k6ajFn2Wm5NyU5adl7c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Le sortilège du courage</text:p>
          </table:table-cell>
          <table:table-cell office:value-type="string" table:style-name="ce1">
            <text:p>http://www.dailymotion.com/embed/video/k4b7dNjudjCGFJahVXQ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La menace est imminente</text:p>
          </table:table-cell>
          <table:table-cell office:value-type="string" table:style-name="ce1">
            <text:p>http://www.dailymotion.com/embed/video/k6rsGwhOvvlLdOalUwu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Je ferais tout pour toi</text:p>
          </table:table-cell>
          <table:table-cell office:value-type="string" table:style-name="ce1">
            <text:p>http://hqq.tv/player/embed_player.php?vid=36S1BWAX73AD&amp;autoplay=n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<text:s/>Lorsque survient le désespoir</text:p>
          </table:table-cell>
          <table:table-cell office:value-type="string" table:style-name="ce1">
            <text:p>http://www.dailymotion.com/embed/video/k2rp0mL2xhoREVauvlR?logo=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natsu_no_Taizai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Les Héros</text:p>
          </table:table-cell>
          <table:table-cell office:value-type="string" table:style-name="ce1">
            <text:p>http://www.dailymotion.com/embed/video/k4fN9q2WV3q5JiaAKtq?logo=0</text:p>
          </table:table-cell>
          <table:table-cell table:number-columns-repeated="16380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eorges corbineau</dc:creator>
    <meta:creation-date>2016-11-03T15:58:51Z</meta:creation-date>
    <dc:date>2016-11-09T14:31:34Z</dc:date>
    <meta:editing-cycles>6</meta:editing-cycles>
    <meta:editing-duration>PT1276S</meta:editing-duration>
  </office:meta>
</office:document-meta>
</file>